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12000003BCED6EA9CA7BF652D3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3.932cm" svg:height="11.073cm" svg:x="0.499cm" svg:y="0.499cm">
          <draw:image xlink:href="Pictures/1000000100000812000003BCED6EA9CA7BF652D3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4.93cm" fo:page-height="12.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22T11:00:10.611905359</dc:date>
    <meta:editing-duration>PT19H56M20S</meta:editing-duration>
    <meta:editing-cycles>27</meta:editing-cycles>
    <meta:generator>LibreOffice/7.4.2.3$Linux_X86_64 LibreOffice_project/40$Build-3</meta:generator>
    <meta:document-statistic meta:object-count="1"/>
  </office:meta>
</office:document-meta>
</file>